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Text_20_body">
      <style:text-properties fo:font-weight="normal" officeooo:rsid="00eac728" officeooo:paragraph-rsid="00eae62b" style:font-weight-asian="normal" style:font-weight-complex="normal"/>
    </style:style>
    <style:style style:name="P3" style:family="paragraph" style:parent-style-name="Text_20_body">
      <style:text-properties fo:font-weight="normal" officeooo:rsid="00ec5625" officeooo:paragraph-rsid="00ec5625" style:font-weight-asian="normal" style:font-weight-complex="normal"/>
    </style:style>
    <style:style style:name="P4" style:family="paragraph" style:parent-style-name="Text_20_body" style:list-style-name="L1">
      <style:text-properties fo:font-weight="normal" officeooo:rsid="00edf75c" officeooo:paragraph-rsid="00edf75c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efe570" officeooo:paragraph-rsid="00efe570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f0ea00" officeooo:paragraph-rsid="00f0ea00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0f1b6c6" officeooo:paragraph-rsid="00f1b6c6" style:font-weight-asian="normal" style:font-weight-complex="normal"/>
    </style:style>
    <style:style style:name="P8" style:family="paragraph" style:parent-style-name="Text_20_body">
      <style:text-properties fo:font-weight="normal" officeooo:rsid="00f1b6c6" officeooo:paragraph-rsid="00f1b6c6" style:font-weight-asian="normal" style:font-weight-complex="normal"/>
    </style:style>
    <style:style style:name="P9" style:family="paragraph" style:parent-style-name="Heading_20_1">
      <style:text-properties officeooo:rsid="00ec39b4" officeooo:paragraph-rsid="00ec39b4"/>
    </style:style>
    <style:style style:name="T1" style:family="text">
      <style:text-properties officeooo:rsid="0018df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Debugging</text:h>
      <text:p text:style-name="P2"/>
      <text:p text:style-name="P3">Download each program and debug and fix any syntax or logic errors that may exist.</text:p>
      <text:p text:style-name="P3"/>
      <text:list xml:id="list1816764098871430004" text:style-name="L1">
        <text:list-item>
          <text:p text:style-name="P4">This program should only display "Twenty One" when it is run.</text:p>
        </text:list-item>
        <text:list-item>
          <text:p text:style-name="P4">In this program, 1, 2, and 3 are valid choices. Everything else is invalid. If the user enters an invalid answer, the program should write "Invalid, try again:", and continue looping until the user finally enters something valid. The program should not continue until a valid number i0s entered.</text:p>
        </text:list-item>
        <text:list-item>
          <text:p text:style-name="P5">This program should have the user enter 3 prices before continuing.</text:p>
        </text:list-item>
        <text:list-item>
          <text:p text:style-name="P6">This program should get the user's input of y or n, and then the program should repeat what the user's decision was.</text:p>
        </text:list-item>
        <text:list-item>
          <text:p text:style-name="P7">For this program, it should take in an array and display all the contents in reverse order, from last to first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18dfb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/text:span>Page 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2:51:32.247391202</meta:creation-date>
    <meta:editing-duration>PT1H35M59S</meta:editing-duration>
    <meta:editing-cycles>219</meta:editing-cycles>
    <meta:generator>LibreOffice/4.2.8.2$Linux_X86_64 LibreOffice_project/420m0$Build-2</meta:generator>
    <dc:title>PageNumber</dc:title>
    <dc:date>2016-03-14T18:29:22.108114765</dc:date>
    <meta:document-statistic meta:table-count="0" meta:image-count="0" meta:object-count="0" meta:page-count="1" meta:paragraph-count="8" meta:word-count="139" meta:character-count="763" meta:non-whitespace-character-count="636"/>
    <meta:template xlink:type="simple" xlink:actuate="onRequest" xlink:title="PageNumber" xlink:href="../../../../../.config/libreoffice/4/user/template/PageNumber.ott" meta:date="2016-01-19T22:51:32.178040509"/>
  </office:meta>
</office:document-meta>
</file>